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90f26"/>
    </style:style>
    <style:style style:name="P2" style:family="paragraph" style:parent-style-name="Text_20_body">
      <style:text-properties officeooo:rsid="00090f26" officeooo:paragraph-rsid="00090f26"/>
    </style:style>
    <style:style style:name="T1" style:family="text">
      <style:text-properties officeooo:rsid="00090f26"/>
    </style:style>
    <style:style style:name="T2" style:family="text">
      <style:text-properties officeooo:rsid="000d1e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ab/>Golang邮件接口</text:p>
      <text:p text:style-name="Text_20_body"><text:tab/><text:tab/><text:tab/><text:tab/><text:tab/><text:tab/><text:tab/><text:tab/><text:tab/><text:tab/><text:tab/><text:tab/><text:tab/><text:tab/><text:tab/> <text:span text:style-name="T2">CaiBo</text:span></text:p>
      <text:p text:style-name="P2">1.从指定的文件读取邮件内容加上额外信息</text:p>
      <text:p text:style-name="P1"><text:span text:style-name="T1">func FileToMsg(filename string, ext string) (msg string, err error)</text:span></text:p>
      <text:p text:style-name="P2">2.发送邮件</text:p>
      <text:p text:style-name="P2">func SendMailUsingTLS(host string, port uint16, user string, password string, to string, msg string) (err erro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5:00:30.757728516</meta:creation-date>
    <meta:generator>LibreOffice/5.1.6.2$Linux_X86_64 LibreOffice_project/10m0$Build-2</meta:generator>
    <dc:date>2017-07-26T15:04:13.444515715</dc:date>
    <meta:editing-duration>PT3M41S</meta:editing-duration>
    <meta:editing-cycles>3</meta:editing-cycles>
    <meta:document-statistic meta:table-count="0" meta:image-count="0" meta:object-count="0" meta:page-count="1" meta:paragraph-count="6" meta:word-count="54" meta:character-count="237" meta:non-whitespace-character-count="198"/>
  </office:meta>
</office:document-meta>
</file>